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nuCheckboxExtensionHandler.MenuCheckboxExtensionHandler( Compon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Handler.getSub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Handler.getSub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